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8e84" officeooo:paragraph-rsid="001b8e84"/>
    </style:style>
    <style:style style:name="P2" style:family="paragraph" style:parent-style-name="Standard">
      <style:text-properties officeooo:rsid="001bcb64" officeooo:paragraph-rsid="001bcb64"/>
    </style:style>
    <style:style style:name="P3" style:family="paragraph" style:parent-style-name="Standard">
      <style:text-properties fo:font-weight="bold" officeooo:rsid="001d0f2b" officeooo:paragraph-rsid="001d0f2b" style:font-weight-asian="bold" style:font-weight-complex="bold"/>
    </style:style>
    <style:style style:name="P4" style:family="paragraph" style:parent-style-name="Standard">
      <style:text-properties fo:font-weight="bold" officeooo:rsid="001f09b8" officeooo:paragraph-rsid="001f09b8" style:font-weight-asian="bold" style:font-weight-complex="bold"/>
    </style:style>
    <style:style style:name="P5" style:family="paragraph" style:parent-style-name="Standard">
      <style:text-properties fo:font-weight="bold" officeooo:rsid="0020c066" officeooo:paragraph-rsid="0020c066" style:font-weight-asian="bold" style:font-weight-complex="bold"/>
    </style:style>
    <style:style style:name="P6" style:family="paragraph" style:parent-style-name="Standard">
      <style:text-properties fo:font-weight="bold" officeooo:rsid="002232de" officeooo:paragraph-rsid="002232de" style:font-weight-asian="bold" style:font-weight-complex="bold"/>
    </style:style>
    <style:style style:name="P7" style:family="paragraph" style:parent-style-name="Standard">
      <style:text-properties fo:font-weight="bold" officeooo:rsid="00232a40" officeooo:paragraph-rsid="00232a40" style:font-weight-asian="bold" style:font-weight-complex="bold"/>
    </style:style>
    <style:style style:name="P8" style:family="paragraph" style:parent-style-name="Standard">
      <style:text-properties fo:font-weight="bold" officeooo:rsid="00260863" officeooo:paragraph-rsid="00260863" style:font-weight-asian="bold" style:font-weight-complex="bold"/>
    </style:style>
    <style:style style:name="P9" style:family="paragraph" style:parent-style-name="Standard">
      <style:text-properties fo:font-weight="bold" officeooo:rsid="00270c3c" officeooo:paragraph-rsid="00270c3c" style:font-weight-asian="bold" style:font-weight-complex="bold"/>
    </style:style>
    <style:style style:name="P10" style:family="paragraph" style:parent-style-name="Standard">
      <style:text-properties fo:font-weight="bold" officeooo:rsid="002bc47a" officeooo:paragraph-rsid="002bc47a" style:font-weight-asian="bold" style:font-weight-complex="bold"/>
    </style:style>
    <style:style style:name="P11" style:family="paragraph" style:parent-style-name="Standard">
      <style:text-properties fo:font-style="normal" fo:font-weight="bold" officeooo:rsid="002d578e" officeooo:paragraph-rsid="002d578e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d578e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d578e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d8152" style:font-style-asian="normal" style:font-style-complex="normal"/>
    </style:style>
    <style:style style:name="T7" style:family="text">
      <style:text-properties fo:font-style="normal" officeooo:rsid="002542b7" style:font-style-asian="normal" style:font-style-complex="normal"/>
    </style:style>
    <style:style style:name="T8" style:family="text">
      <style:text-properties fo:font-style="normal" officeooo:rsid="00286048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d8152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232de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4a2c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542b7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86048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97022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t (interface) Action pour undo/redo ? Séparer actions (dessin) et méta-actions (ajouter nouvelle figure/détruire figure) ?</text:p>
      <text:p text:style-name="P1"/>
      <text:p text:style-name="P1">MVC pour décrire modèles géo/interface graphique/contrôles ?</text:p>
      <text:p text:style-name="P1"/>
      <text:p text:style-name="P2">Séparer toolbar / whiteboard au plus haut de la hiérarchie (opérations différées sauvegardes etc)</text:p>
      <text:p text:style-name="P2"/>
      <text:p text:style-name="P3">Fabrique abstraite : <text:span text:style-name="T3">Une fabrique pour instancier rarement les objets concrets. On crée des objets génériques. </text:span><text:span text:style-name="T10">A utiliser en combo avec le composite ? (beaucoup d’opérations communes entre figures et groupes de figures)</text:span></text:p>
      <text:p text:style-name="P3"><text:span text:style-name="T10"/></text:p>
      <text:p text:style-name="P4"><text:span text:style-name="T6">B</text:span><text:span text:style-name="T5">uilder : </text:span><text:span text:style-name="T3">Diviser création des objets et leurs représentations. </text:span><text:span text:style-name="T9">Isoler View et Model associé au MVC ? Situer en haut de la hiérarchie pour une généricité des affichages (abordée en cours) ?</text:span></text:p>
      <text:p text:style-name="P4"><text:span text:style-name="T9"/></text:p>
      <text:p text:style-name="P4"><text:span text:style-name="T5">Singleton : </text:span><text:span text:style-name="T3">Garantir l’instanciation unique d’un objet. </text:span><text:span text:style-name="T9">Utiliser pour la fenêtre graphique ? Uniquement pour la toolbar ? (elle reste la même car sauvegardée automatiquement en permanence ; reste la même si on ferme puis re-ouvre la fenêtre)</text:span></text:p>
      <text:p text:style-name="P4"><text:span text:style-name="T9"/></text:p>
      <text:p text:style-name="P5"><text:span text:style-name="T5">Prototype : </text:span><text:span text:style-name="T3">Interface commune aux objets capables de se cloner eux-mêmes. </text:span><text:span text:style-name="T9">Créer une interface prototype pour </text:span><text:span text:style-name="T11">toutes les formes géométriques pour les cloner au moment de les extraires de la toolbar ?</text:span></text:p>
      <text:p text:style-name="P5"><text:span text:style-name="T11"/></text:p>
      <text:p text:style-name="P6"><text:span text:style-name="T5">Fabrique : </text:span><text:span text:style-name="T3">Une interface décrivant un objet non-instanciable (seules les sous-classes sont des objets instanciables). </text:span><text:span text:style-name="T9">Utiliser pour une fabrique regroupant rectangle et polygone ?</text:span></text:p>
      <text:p text:style-name="P6"><text:span text:style-name="T9"/></text:p>
      <text:p text:style-name="P7"><text:span text:style-name="T5">Décorateur : </text:span><text:span text:style-name="T3">Gère l’ajout d’extensions, de responsabilité à de nouveaux objets ayant l’objet cible en composant. </text:span><text:span text:style-name="T12">Décorer avec des couleurs ? Rectangle arrondi = extension ? </text:span><text:span text:style-name="T13">Figure modifiable sur whiteboard = extension ?</text:span></text:p>
      <text:p text:style-name="P7"><text:span text:style-name="T13"/></text:p>
      <text:p text:style-name="P8"><text:span text:style-name="T7">C</text:span><text:span text:style-name="T5">omposite : </text:span><text:span text:style-name="T3">Créer une hiérarchie permettant des traitements communs à des objets et à des regroupements de ces mêmes objets. </text:span><text:span text:style-name="T9">Obligé pour les groupes de figures.</text:span></text:p>
      <text:p text:style-name="P8"><text:span text:style-name="T9"/></text:p>
      <text:p text:style-name="P9"><text:span text:style-name="T5">Procuration : </text:span><text:span text:style-name="T3">Contrôler l’accès à un objet depuis un autre objet, « proxy ». </text:span><text:span text:style-name="T15">Ressemble à la</text:span><text:span text:style-name="T14"> relation Model/View ?</text:span></text:p>
      <text:p text:style-name="P9"><text:span text:style-name="T14"/></text:p>
      <text:p text:style-name="P10"><text:span text:style-name="T8">A</text:span><text:span text:style-name="T5">daptateur de classe : </text:span><text:span text:style-name="T3">Implémente une classe </text:span><text:span text:style-name="T4">étendant la classe adaptée et implémentant l’interface cible.</text:span></text:p>
      <text:p text:style-name="P11">Adaptateur d’objet : <text:span text:style-name="T3">Implémente une classe implémentant l’interface cible et ayant un ou plusieurs objets à adapter qui lui sont composé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1:22:59.146176588</meta:creation-date>
    <dc:date>2018-04-09T22:47:57.610130929</dc:date>
    <meta:editing-duration>PT7H28M2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311" meta:character-count="2045" meta:non-whitespace-character-count="1747"/>
  </office:meta>
</office:document-meta>
</file>